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fo:font-weight="bold" officeooo:rsid="001a674a" officeooo:paragraph-rsid="001a674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1a674a" officeooo:paragraph-rsid="001a674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officeooo:rsid="001abda9" officeooo:paragraph-rsid="001abda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normal" officeooo:rsid="001a674a" officeooo:paragraph-rsid="001a674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ce6a" officeooo:paragraph-rsid="0021ce6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ce6a" officeooo:paragraph-rsid="0021ce6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abda9"/>
    </style:style>
    <style:style style:name="P8" style:family="paragraph" style:parent-style-name="Standard">
      <style:paragraph-properties fo:text-align="start" style:justify-single-word="false"/>
      <style:text-properties officeooo:paragraph-rsid="001bda1f"/>
    </style:style>
    <style:style style:name="P9" style:family="paragraph" style:parent-style-name="Standard">
      <style:paragraph-properties fo:text-align="start" style:justify-single-word="false"/>
      <style:text-properties officeooo:paragraph-rsid="001d0621"/>
    </style:style>
    <style:style style:name="P10" style:family="paragraph" style:parent-style-name="Standard">
      <style:paragraph-properties fo:text-align="start" style:justify-single-word="false"/>
      <style:text-properties officeooo:rsid="001f7c8d" officeooo:paragraph-rsid="001f7c8d"/>
    </style:style>
    <style:style style:name="P11" style:family="paragraph" style:parent-style-name="Standard">
      <style:paragraph-properties fo:text-align="start" style:justify-single-word="false"/>
      <style:text-properties officeooo:rsid="0021ce6a" officeooo:paragraph-rsid="0021ce6a"/>
    </style:style>
    <style:style style:name="T1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2" style:family="text">
      <style:text-properties style:font-name="arial" fo:font-size="13pt" fo:font-weight="normal" officeooo:rsid="001a674a" style:font-size-asian="13pt" style:font-weight-asian="normal" style:font-size-complex="13pt" style:font-weight-complex="normal"/>
    </style:style>
    <style:style style:name="T3" style:family="text">
      <style:text-properties style:font-name="arial" fo:font-size="13pt" fo:font-weight="normal" officeooo:rsid="001b2dc5" style:font-size-asian="13pt" style:font-weight-asian="normal" style:font-size-complex="13pt" style:font-weight-complex="normal"/>
    </style:style>
    <style:style style:name="T4" style:family="text">
      <style:text-properties style:font-name="arial" fo:font-size="13pt" fo:font-weight="normal" officeooo:rsid="001abda9" style:font-size-asian="13pt" style:font-weight-asian="normal" style:font-size-complex="13pt" style:font-weight-complex="normal"/>
    </style:style>
    <style:style style:name="T5" style:family="text">
      <style:text-properties style:font-name="arial" fo:font-size="13pt" fo:font-weight="normal" officeooo:rsid="001d0621" style:font-size-asian="13pt" style:font-weight-asian="normal" style:font-size-complex="13pt" style:font-weight-complex="normal"/>
    </style:style>
    <style:style style:name="T6" style:family="text">
      <style:text-properties style:font-name="arial" fo:font-size="13pt" fo:font-weight="normal" officeooo:rsid="001daad9" style:font-size-asian="13pt" style:font-weight-asian="normal" style:font-size-complex="13pt" style:font-weight-complex="normal"/>
    </style:style>
    <style:style style:name="T7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style:font-name="arial" fo:language="pt" fo:country="PT"/>
    </style:style>
    <style:style style:name="T10" style:family="text">
      <style:text-properties style:font-name="arial" fo:language="pt" fo:country="PT" officeooo:rsid="001bda1f"/>
    </style:style>
    <style:style style:name="T11" style:family="text">
      <style:text-properties officeooo:rsid="001bda1f"/>
    </style:style>
    <style:style style:name="T12" style:family="text">
      <style:text-properties officeooo:rsid="001d0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artigo aborda como e porque houve a necessidade de se elaborar uma nova base de dados para testes de intrusão.</text:p>
      <text:p text:style-name="P8"><text:span text:style-name="T2">Segundo o texto até então as bases de dados existentes, eram em grande parte anonimas, não possuíam estatísticas que comprovassem quantos e quais ataques foram gerados, muito menos </text:span><text:span text:style-name="T3">informações como</text:span><text:span text:style-name="T2"> o contexto da rede em que foram </text:span><text:span text:style-name="T4">criados</text:span><text:span text:style-name="T2"> os mesmos, </text:span><text:span text:style-name="T3">exemplos de bases existentes são:</text:span><text:bookmark text:name="result_box"/><text:span text:style-name="T9">CAIDA - Cooperative Association for Internet<text:line-break/>Data Analysis, </text:span><text:span text:style-name="T10">LBNL - </text:span><text:span text:style-name="T9">Lawrence Berkeley National Laboratory e ICSI </text:span><text:span text:style-name="T2">.</text:span></text:p>
      <text:p text:style-name="P3"/>
      <text:p text:style-name="P3">Buscando abordar todas as possibilidades e levando em consideração <text:span text:style-name="T12">os problemas d</text:span>as bases de dados anteriores, os autores decidiram então formular uma nova DB que pudesse ajudar pesquisadores da área <text:span text:style-name="T12">de IDS</text:span> <text:span text:style-name="T12">tivessem acesso a um benchmark mais realista e abrangente, melhorando assim </text:span>a qualidade d<text:span text:style-name="T12">os</text:span> testes e estudos, estudos estes que atraem atenções devido ao grande volume de informações e a possibilidade de se usufruir de grande parte de<text:span text:style-name="T11">las</text:span>.</text:p>
      <text:p text:style-name="P3"/>
      <text:p text:style-name="P9"><text:span text:style-name="T6">Uma das maiores preocupações era tornar a DB o mais</text:span><text:span text:style-name="T5"> realista </text:span><text:span text:style-name="T6">possível, por isso </text:span><text:span text:style-name="T5">os pesquisadores simularam o comportamento do</text:span><text:span text:style-name="T6">s</text:span><text:span text:style-name="T5"> </text:span><text:span text:style-name="T6">usuários</text:span><text:span text:style-name="T5"> atr</text:span><text:span text:style-name="T6">a</text:span><text:span text:style-name="T5">v</text:span><text:span text:style-name="T6">é</text:span><text:span text:style-name="T5">s de uma “Central de </text:span><text:span text:style-name="T6">U</text:span><text:span text:style-name="T5">suários”, captando os perfis dos mesmos,</text:span><text:span text:style-name="T6"> evitando assim características que não refletissem a realidade, o que poderia interferir no resultado final.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<text:span text:style-name="T6">A</text:span><text:span text:style-name="T1">baixo uma abordagem dos cenários de ataque:</text:span></text:p>
      <text:p text:style-name="P11"><text:span text:style-name="T1"/></text:p>
      <text:p text:style-name="P5"><text:span text:style-name="T8">Cenário 1:</text:span></text:p>
      <text:p text:style-name="P10"><text:span text:style-name="T1"/></text:p>
      <text:p text:style-name="P5"><text:span text:style-name="T8">Cenário 2:</text:span></text:p>
      <text:p text:style-name="P6"><text:span text:style-name="T8"/></text:p>
      <text:p text:style-name="P5"><text:span text:style-name="T8">Cenário 3: </text:span><text:span text:style-name="T1">Negação de serviço usando IRC Botnet</text:span></text:p>
      <text:p text:style-name="P10"><text:span text:style-name="T1"/></text:p>
      <text:p text:style-name="P10"><text:span text:style-name="T7">Cenário 4: </text:span><text:span text:style-name="T1">Ataque SSH – Força Bruta</text:span></text:p>
      <text:p text:style-name="P10"><text:span text:style-name="T1">Foi feito o ataque ao servidor principal, de modo a tentar obter o acesso via SSH utilizando o modo força bruta que consiste em testar palavras chaves de modo a obter como retorno o usuario e senha do usuario em questão, para isso usou-se o software “brutessh” que com um dicionario composto por 5000 entradas conseguiu em 30 minutos obter acesso ao servidor.</text:span></text:p>
      <text:p text:style-name="P7"><text:span text:style-name="T6"/></text:p>
      <text:p text:style-name="P7"><text:span text:style-name="T4">- número de máquinas;</text:span></text:p>
      <text:p text:style-name="Standard">- configuração das máquinas;</text:p>
      <text:p text:style-name="Standard">- hora do ataque</text:p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3pt" fo:font-weight="bold" officeooo:rsid="001a674a" officeooo:paragraph-rsid="001a674a" style:font-size-asian="13pt" style:font-weight-asian="bold" style:font-size-complex="13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fo:font-weight="normal" officeooo:rsid="001a674a" officeooo:paragraph-rsid="001a674a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latório sobre o artigo “Toward developing a systematic approach to generate benchmark datasets for intrusion detection”</text:p>
        <text:p text:style-name="MP1"/>
        <text:p text:style-name="MP2">Gustavo Barbosa Barreto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2:56:27.286969997</meta:creation-date>
    <dc:date>2016-10-17T14:41:47.137234867</dc:date>
    <meta:editing-duration>PT22M5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318" meta:character-count="1979" meta:non-whitespace-character-count="1675"/>
  </office:meta>
</office:document-meta>
</file>